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54cm" svg:x="8.62cm" svg:y="3.54cm">
          <text:p text:style-name="P1">Department </text:p>
          <text:p text:style-name="P1">Schedul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14.97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2.54cm" svg:x="1.635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2.54cm" svg:x="8.62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2.54cm" svg:x="14.97cm" svg:y="18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3.54cm" svg:y="18.14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123cm" svg:height="0.962cm" svg:x="10.525cm" svg:y="13.7cm">
          <draw:text-box>
            <text:p>Exam</text:p>
          </draw:text-box>
        </draw:frame>
        <draw:frame draw:style-name="gr3" draw:layer="layout" svg:width="3.148cm" svg:height="0.962cm" svg:x="2.235cm" svg:y="9.255cm">
          <draw:text-box>
            <text:p>Instructor</text:p>
          </draw:text-box>
        </draw:frame>
        <draw:frame draw:style-name="gr3" draw:layer="layout" svg:width="2.686cm" svg:height="0.962cm" svg:x="4.664cm" svg:y="20.05cm">
          <draw:text-box>
            <text:p>Student</text:p>
          </draw:text-box>
        </draw:frame>
        <draw:frame draw:style-name="gr3" draw:layer="layout" svg:width="2.509cm" svg:height="0.962cm" svg:x="16.092cm" svg:y="20.096cm">
          <draw:text-box>
            <text:p>Rooms</text:p>
          </draw:text-box>
        </draw:frame>
        <draw:frame draw:style-name="gr3" draw:layer="layout" svg:width="3.072cm" svg:height="0.962cm" svg:x="15.705cm" svg:y="9.563cm">
          <draw:text-box>
            <text:p>Registr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era </meta:initial-creator>
    <meta:creation-date>2012-10-09T19:39:30</meta:creation-date>
    <dc:date>2012-10-09T20:03:28</dc:date>
    <dc:creator>Vera </dc:creator>
    <meta:editing-duration>PT8M35S</meta:editing-duration>
    <meta:editing-cycles>2</meta:editing-cycles>
    <meta:generator>LibreOffice/3.3$Unix LibreOffice_project/330m19$Build-401</meta:generator>
    <meta:document-statistic meta:object-count="11"/>
  </office:meta>
</office:document-meta>
</file>